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8E0000018E6E5FC67616C12202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088cm" style:rel-column-width="4195*"/>
    </style:style>
    <style:style style:name="Tabla1.B" style:family="table-column">
      <style:table-column-properties style:column-width="10.702cm" style:rel-column-width="41253*"/>
    </style:style>
    <style:style style:name="Tabla1.C" style:family="table-column">
      <style:table-column-properties style:column-width="1.503cm" style:rel-column-width="5793*"/>
    </style:style>
    <style:style style:name="Tabla1.D" style:family="table-column">
      <style:table-column-properties style:column-width="3.708cm" style:rel-column-width="1429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289cff" officeooo:paragraph-rsid="0031d68c"/>
    </style:style>
    <style:style style:name="P2" style:family="paragraph" style:parent-style-name="Standard">
      <style:paragraph-properties fo:text-align="center" style:justify-single-word="false"/>
      <style:text-properties officeooo:rsid="00289cff" officeooo:paragraph-rsid="00289cff"/>
    </style:style>
    <style:style style:name="P3" style:family="paragraph" style:parent-style-name="Standard">
      <style:paragraph-properties fo:text-align="center" style:justify-single-word="false"/>
      <style:text-properties officeooo:rsid="002a03a2" officeooo:paragraph-rsid="0031d68c"/>
    </style:style>
    <style:style style:name="P4" style:family="paragraph" style:parent-style-name="Standard">
      <style:paragraph-properties fo:text-align="center" style:justify-single-word="false"/>
      <style:text-properties officeooo:rsid="002a03a2" officeooo:paragraph-rsid="00289cff"/>
    </style:style>
    <style:style style:name="P5" style:family="paragraph" style:parent-style-name="Standard">
      <style:text-properties officeooo:rsid="00072a16" officeooo:paragraph-rsid="000a02ea"/>
    </style:style>
    <style:style style:name="P6" style:family="paragraph" style:parent-style-name="Standard">
      <style:text-properties officeooo:rsid="00072a16" officeooo:paragraph-rsid="001eae4f"/>
    </style:style>
    <style:style style:name="P7" style:family="paragraph" style:parent-style-name="Standard">
      <style:text-properties officeooo:paragraph-rsid="00072a16"/>
    </style:style>
    <style:style style:name="P8" style:family="paragraph" style:parent-style-name="Standard">
      <style:text-properties officeooo:rsid="00135c19" officeooo:paragraph-rsid="00135c19"/>
    </style:style>
    <style:style style:name="P9" style:family="paragraph" style:parent-style-name="Standard">
      <style:text-properties officeooo:rsid="00135c19" officeooo:paragraph-rsid="001747a0"/>
    </style:style>
    <style:style style:name="P10" style:family="paragraph" style:parent-style-name="Standard">
      <style:text-properties officeooo:rsid="00135c19" officeooo:paragraph-rsid="00072a16"/>
    </style:style>
    <style:style style:name="P11" style:family="paragraph" style:parent-style-name="Standard">
      <style:text-properties officeooo:rsid="00135c19" officeooo:paragraph-rsid="002b8849"/>
    </style:style>
    <style:style style:name="P12" style:family="paragraph" style:parent-style-name="Standard">
      <style:paragraph-properties fo:text-align="end" style:justify-single-word="false"/>
      <style:text-properties officeooo:rsid="00135c19" officeooo:paragraph-rsid="002b8849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2a03a2" officeooo:paragraph-rsid="002a03a2" style:font-weight-asian="bold" style:font-weight-complex="bold"/>
    </style:style>
    <style:style style:name="P14" style:family="paragraph" style:parent-style-name="Standard">
      <style:text-properties fo:font-weight="bold" officeooo:rsid="002bd691" officeooo:paragraph-rsid="002bd691" style:font-weight-asian="bold" style:font-weight-complex="bold"/>
    </style:style>
    <style:style style:name="P15" style:family="paragraph" style:parent-style-name="Standard">
      <style:text-properties fo:font-weight="bold" officeooo:rsid="00373807" officeooo:paragraph-rsid="00373807" style:font-weight-asian="bold" style:font-weight-complex="bold"/>
    </style:style>
    <style:style style:name="P16" style:family="paragraph" style:parent-style-name="Standard">
      <style:text-properties officeooo:paragraph-rsid="002b8849"/>
    </style:style>
    <style:style style:name="P17" style:family="paragraph" style:parent-style-name="Table_20_Contents">
      <style:text-properties fo:font-weight="bold" officeooo:rsid="002bd691" officeooo:paragraph-rsid="002bd691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cb10d" officeooo:paragraph-rsid="003cb10d" style:font-weight-asian="bold" style:font-weight-complex="bold"/>
    </style:style>
    <style:style style:name="T1" style:family="text">
      <style:text-properties officeooo:rsid="00289cff"/>
    </style:style>
    <style:style style:name="T2" style:family="text">
      <style:text-properties officeooo:rsid="002f23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name"/>
        <text:user-field-decl office:value-type="string" office:string-value="user name" text:name="py3o.objects.name"/>
        <text:user-field-decl office:value-type="string" office:string-value="date" text:name="py3o.objects.date"/>
        <text:user-field-decl office:value-type="string" office:string-value="curso" text:name="py3o.objects.course_id"/>
        <text:user-field-decl office:value-type="string" office:string-value="student" text:name="py3o.objects.student.student_id"/>
        <text:user-field-decl office:value-type="string" office:string-value="student" text:name="py3o.student.student_id.name"/>
        <text:user-field-decl office:value-type="string" office:string-value="score" text:name="py3o.student.score"/>
        <text:user-field-decl office:value-type="string" office:string-value="curso" text:name="py3o.objects.course_id.name"/>
        <text:user-field-decl office:value-type="string" office:string-value="seg" text:name="py3o.student.student_id.seq"/>
        <text:user-field-decl office:value-type="string" office:string-value="student" text:name="py3o.student.student_id.full_name"/>
      </text:user-field-decls>
      <text:p text:style-name="P4"/>
      <text:p text:style-name="P13">PRUEBAS FÍSICA DEL CURSO </text:p>
      <text:p text:style-name="P13">EVALUACIÓN FÍSICA SEMESTRAL </text:p>
      <text:p text:style-name="P2"/>
      <text:p text:style-name="P6"><text:s text:c="46"/><text:span text:style-name="T1"><text:s/></text:span><text:s text:c="80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5">No</text:p>
          </table:table-cell>
          <table:table-cell table:style-name="Tabla1.A1" office:value-type="string">
            <text:p text:style-name="P14">E<text:span text:style-name="T2">STUDIANTES</text:span></text:p>
          </table:table-cell>
          <table:table-cell table:style-name="Tabla1.A1" office:value-type="string">
            <text:p text:style-name="P17">N<text:span text:style-name="T2">OTA</text:span></text:p>
          </table:table-cell>
          <table:table-cell table:style-name="Tabla1.D1" office:value-type="string">
            <text:p text:style-name="P18">TOME CONOCIMIENTO</text:p>
          </table:table-cell>
        </table:table-row>
        <table:table-row>
          <table:table-cell table:style-name="Tabla1.A2" office:value-type="string">
            <text:p text:style-name="P16"><text:a xlink:type="simple" xlink:href="py3o://for=%22student%20in%20objects.student_ids%22" text:style-name="Internet_20_link" text:visited-style-name="Visited_20_Internet_20_Link"/></text:p>
          </table:table-cell>
          <table:table-cell table:style-name="Tabla1.A2" office:value-type="string">
            <text:p text:style-name="P16"><text:a xlink:type="simple" xlink:href="py3o://for=%22student%20in%20objects.student_ids%22" text:style-name="Internet_20_link" text:visited-style-name="Visited_20_Internet_20_Link"/>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2"/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6"><text:a xlink:type="simple" xlink:href="py3o:///for" text:style-name="Internet_20_link" text:visited-style-name="Visited_20_Internet_20_Link"/></text:p>
          </table:table-cell>
          <table:table-cell table:style-name="Tabla1.A2" office:value-type="string">
            <text:p text:style-name="P16"><text:a xlink:type="simple" xlink:href="py3o:///for" text:style-name="Internet_20_link" text:visited-style-name="Visited_20_Internet_20_Link"/>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P5"/>
      <text:p text:style-name="P7"/>
      <text:p text:style-name="P10"/>
      <text:p text:style-name="P9"><text:s text:c="37"/>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289cff" officeooo:paragraph-rsid="0031d68c"/>
    </style:style>
    <style:style style:name="MP2" style:family="paragraph" style:parent-style-name="Standard">
      <style:paragraph-properties fo:text-align="center" style:justify-single-word="false"/>
      <style:text-properties officeooo:rsid="002a03a2" officeooo:paragraph-rsid="0031d68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7.251cm" svg:y="-1.334cm" svg:width="1.81cm" svg:height="1.81cm" draw:z-index="0"><draw:image xlink:href="Pictures/100000000000018E0000018E6E5FC67616C12202.jpg" xlink:type="simple" xlink:show="embed" xlink:actuate="onLoad"/></draw:frame></text:p>
        <text:p text:style-name="MP1">ARMADA DEL ECUADOR</text:p>
        <text:p text:style-name="MP1">ESCUELA DE CALIFICACIÓN Y PERFECCIONAMIENTO</text:p>
        <text:p text:style-name="MP1">“ALMIRANTE RENÁN OLMEDO GONZÁLEZ”</text:p>
        <text:p text:style-name="MP2">Guayaqui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1:11:24.791934295</meta:creation-date>
    <dc:date>2017-07-31T11:38:54.928609867</dc:date>
    <meta:editing-duration>PT2H55M25S</meta:editing-duration>
    <meta:editing-cycles>41</meta:editing-cycles>
    <meta:generator>LibreOffice/5.4.0.3$Linux_X86_64 LibreOffice_project/40m0$Build-3</meta:generator>
    <meta:document-statistic meta:table-count="1" meta:image-count="1" meta:object-count="0" meta:page-count="1" meta:paragraph-count="12" meta:word-count="25" meta:character-count="354" meta:non-whitespace-character-count="173"/>
  </office:meta>
</office:document-meta>
</file>